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13.4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lta Interface</text:p>
          </table:table-cell>
          <table:table-cell office:value-type="string" calcext:value-type="string">
            <text:p>Estabilización de Modelo de acceso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Hay que colocar las funciones abstractas necesario para un modelo completo ya que agregar funcione abstractas posteriormente incurrerio en un incremento majo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My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optivado por la opción mysq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BI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El Driver dever ser optivado por la opción db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Las pruebas deven ser opta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uebas se ativam mentiante la opción tes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Crear documentació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Documentación de la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figuración de paquete</text:p>
          </table:table-cell>
          <table:table-cell office:value-type="string" calcext:value-type="string">
            <text:p>Documentación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Las pruebas se activa mediante la opción doc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<text:span text:style-name="T1">Implementación Básico para</text:span> MySQL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8/dic/2019</text:p>
          </table:table-cell>
          <table:table-cell office:value-type="string" calcext:value-type="string">
            <text:p>Aun que es utilizable para algunos propósitos, no esta completo el modelo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PostgreSQL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SQL optable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DBI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Implementación Básico para SQLite3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PostgreSQL optable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2/ene/20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rrección</text:p>
          </table:table-cell>
          <table:table-cell table:style-name="ce1" office:value-type="string" calcext:value-type="string">
            <text:p>Las pruebas no devén ser instala-bles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/ene/20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joras</text:p>
          </table:table-cell>
          <table:table-cell office:value-type="string" calcext:value-type="string">
            <text:p>Un archivo de pruebas por numero major</text:p>
          </table:table-cell>
          <table:table-cell office:value-type="string" calcext:value-type="string">
            <text:p>completo</text:p>
          </table:table-cell>
          <table:table-cell office:value-type="string" calcext:value-type="string">
            <text:p>3/ene/202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Eliminación de operador new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1/ene/2020</text:p>
          </table:table-cell>
          <table:table-cell office:value-type="string" calcext:value-type="string">
            <text:p>En busca de un mejor control en el manejo de la memoria, octetos-db no hará llamada al operador new, en su lugar tomara referencias a objetos previamente creado fuera de octetos-core realizara dichas operaciones sobre dicho objeto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Publicacion de API estable v1.0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1/ene/20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acterística</text:p>
          </table:table-cell>
          <table:table-cell office:value-type="string" calcext:value-type="string">
            <text:p>Encriptacion de archivo de configuración</text:p>
          </table:table-cell>
          <table:table-cell office:value-type="string" calcext:value-type="string">
            <text:p>en proceso</text:p>
          </table:table-cell>
          <table:table-cell office:value-type="string" calcext:value-type="string">
            <text:p>31/ene/20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jor Feacture</text:p>
          </table:table-cell>
          <table:table-cell office:value-type="string" calcext:value-type="string">
            <text:p>cmabia el nombre de octeto::<text:a xlink:href="db:mariadb" xlink:type="simple">db:mariadb</text:a> por octetos::dd:mmaria</text:p>
          </table:table-cell>
          <table:table-cell table:number-columns-repeated="2"/>
          <table:table-cell office:value-type="string" calcext:value-type="string">
            <text:p>Es simplmente para hyacer mas claro y corto el nombre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4:42:59.8265832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8T16:56:25.088225187</meta:creation-date>
    <dc:date>2020-04-13T14:46:08.215440796</dc:date>
    <meta:editing-duration>PT3H11M31S</meta:editing-duration>
    <meta:editing-cycles>21</meta:editing-cycles>
    <meta:generator>LibreOffice/6.3.4.2.0$Linux_X86_64 LibreOffice_project/30$Build-2</meta:generator>
    <meta:document-statistic meta:table-count="1" meta:cell-count="106" meta:object-count="0"/>
  </office:meta>
</office:document-meta>
</file>